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Kosowsky and Dillon Yeh</text:p>
      <text:p text:style-name="Standard">HPC – GA Project Abstract</text:p>
      <text:p text:style-name="Standard"/>
      <text:p text:style-name="Standard"><text:tab/>Genetics algorithms can often be used to solve problems involving searching and optimization. In general, a genetic algorithm works by generating a number of candidate solutions for the given problem, and then testing them against each other. The best solutions are then selected and recombined in hopes of creating even better ones. The newly selected are then tested, and the process continues for some number of iterations. The goal of this project is to parallelize the process of generating candidate solutions and evaluating them. This will be done by generating a number variations of a greedy algorithm for playing the classic board game, Othello, and then running the algorithms against each other. <text:s/>Code will be written to perform this process serially, and then in parallel using Java Threads, and lastly in parallel using Java MPI bindings. The amount of time it takes to run each implementation for a fixed number of iterations will be recorded and compared. It is expected that running the program in parallel will greatly reduce the amount of time taken to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8:05:43.098424268</meta:creation-date>
    <dc:date>2015-05-05T13:24:30</dc:date>
    <meta:editing-duration>PT14M26S</meta:editing-duration>
    <meta:editing-cycles>2</meta:editing-cycles>
    <meta:generator>LibreOffice/3.5$Linux_X86_64 LibreOffice_project/350m1$Build-2</meta:generator>
    <dc:creator>John Kosowsky</dc:creator>
    <meta:document-statistic meta:table-count="0" meta:image-count="0" meta:object-count="0" meta:page-count="1" meta:paragraph-count="3" meta:word-count="186" meta:character-count="1135" meta:non-whitespace-character-count="950"/>
  </office:meta>
</office:document-meta>
</file>